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37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NOM_DIAGRAMME</text:p>
          </table:table-cell>
          <table:table-cell office:value-type="string">
            <text:p>AUTEURS</text:p>
          </table:table-cell>
          <table:table-cell office:value-type="string">
            <text:p>CO_AUTEURS</text:p>
          </table:table-cell>
          <table:table-cell office:value-type="string">
            <text:p>VALIDATION</text:p>
          </table:table-cell>
          <table:table-cell office:value-type="string">
            <text:p>QUALITE</text:p>
          </table:table-cell>
          <table:table-cell office:value-type="string">
            <text:p>REMARQU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CommanderBillet</text:p>
          </table:table-cell>
          <table:table-cell office:value-type="string">
            <text:p>Said</text:p>
          </table:table-cell>
          <table:table-cell/>
          <table:table-cell table:number-columns-repeated="2" office:value-type="string">
            <text:p>Non</text:p>
          </table:table-cell>
          <table:table-cell/>
          <table:table-cell office:value-type="string">
            <text:p>La commande des tickets par les spectateurs. Tickets physiques ou virtuels.</text:p>
          </table:table-cell>
        </table:table-row>
        <table:table-row table:style-name="ro1">
          <table:table-cell office:value-type="string">
            <text:p>ControleAccesEpreuve</text:p>
          </table:table-cell>
          <table:table-cell office:value-type="string">
            <text:p>Said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e contrôle des accès aux épreuves pour les sportifs ou les spectateurs.</text:p>
          </table:table-cell>
        </table:table-row>
        <table:table-row table:style-name="ro1">
          <table:table-cell office:value-type="string">
            <text:p>EnregistrerAthlete</text:p>
          </table:table-cell>
          <table:table-cell office:value-type="string">
            <text:p>Teresa</text:p>
          </table:table-cell>
          <table:table-cell table:number-columns-repeated="4"/>
          <table:table-cell office:value-type="string">
            <text:p>L'enregistrement de l'identité des sportifs.</text:p>
          </table:table-cell>
        </table:table-row>
        <table:table-row table:style-name="ro1">
          <table:table-cell office:value-type="string">
            <text:p>EnregistrerEpreuve</text:p>
          </table:table-cell>
          <table:table-cell office:value-type="string">
            <text:p>Tom</text:p>
          </table:table-cell>
          <table:table-cell/>
          <table:table-cell office:value-type="string">
            <text:p>Oui</text:p>
          </table:table-cell>
          <table:table-cell table:number-columns-repeated="2"/>
          <table:table-cell office:value-type="string">
            <text:p>L'ajout d'une épreuve à la compétition</text:p>
          </table:table-cell>
        </table:table-row>
        <table:table-row table:style-name="ro2">
          <table:table-cell office:value-type="string">
            <text:p>InscrireDelegationEpreuve</text:p>
          </table:table-cell>
          <table:table-cell office:value-type="string">
            <text:p>Teresa</text:p>
          </table:table-cell>
          <table:table-cell table:number-columns-repeated="4"/>
          <table:table-cell office:value-type="string">
            <text:p>L'inscription des délégations</text:p>
          </table:table-cell>
        </table:table-row>
        <table:table-row table:style-name="ro2">
          <table:table-cell office:value-type="string">
            <text:p>EnregestrerDelegation</text:p>
          </table:table-cell>
          <table:table-cell office:value-type="string">
            <text:p>Teresa</text:p>
          </table:table-cell>
          <table:table-cell table:number-columns-repeated="4"/>
          <table:table-cell office:value-type="string">
            <text:p>L'inscription aux épreuves pour une délégation.</text:p>
          </table:table-cell>
        </table:table-row>
        <table:table-row table:style-name="ro1">
          <table:table-cell office:value-type="string">
            <text:p>PlanifierEpreuves</text:p>
          </table:table-cell>
          <table:table-cell office:value-type="string">
            <text:p>Tom</text:p>
          </table:table-cell>
          <table:table-cell table:number-columns-repeated="4"/>
          <table:table-cell office:value-type="string">
            <text:p>La planification des épreuves de la compétition</text:p>
          </table:table-cell>
        </table:table-row>
        <table:table-row table:style-name="ro1">
          <table:table-cell office:value-type="string">
            <text:p>PublierResultats</text:p>
          </table:table-cell>
          <table:table-cell office:value-type="string">
            <text:p>Othmane</text:p>
          </table:table-cell>
          <table:table-cell/>
          <table:table-cell office:value-type="string">
            <text:p>Oui</text:p>
          </table:table-cell>
          <table:table-cell table:number-columns-repeated="2"/>
          <table:table-cell office:value-type="string">
            <text:p>La publication des résultats d'une épreuve</text:p>
          </table:table-cell>
        </table:table-row>
        <table:table-row table:style-name="ro1">
          <table:table-cell office:value-type="string">
            <text:p>VendreBillet</text:p>
          </table:table-cell>
          <table:table-cell office:value-type="string">
            <text:p>Said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m du diagramme incohérent</text:p>
          </table:table-cell>
          <table:table-cell office:value-type="string">
            <text:p>La création de billets, physiques ou virtuels, pour la compétition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25/02/2015</text:date>, <text:time>14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9:00:25.836310132</meta:creation-date>
    <dc:date>2015-02-25T14:20:46</dc:date>
    <meta:editing-duration>PT8M43S</meta:editing-duration>
    <meta:editing-cycles>7</meta:editing-cycles>
    <meta:generator>OpenOffice/4.0.1$Unix OpenOffice.org_project/401m5$Build-9714</meta:generator>
    <dc:creator>aaa bbb</dc:creator>
    <meta:document-statistic meta:table-count="1" meta:cell-count="42" meta:object-count="0"/>
  </office:meta>
</office:document-meta>
</file>